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 fo:text-align="justify" fo:line-height="150%" fo:text-indent="0.4923in"/>
      <style:text-properties style:font-name="Times New Roman" style:font-name-complex="Times New Roman" fo:font-size="14pt" style:font-size-asian="14pt"/>
    </style:style>
    <style:style style:name="P2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/>
    </style:style>
    <style:style style:name="P3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/>
    </style:style>
    <style:style style:name="P4" style:parent-style-name="Обычный" style:family="paragraph">
      <style:paragraph-properties fo:text-align="justify" fo:line-height="150%" fo:text-indent="0.4923in"/>
    </style:style>
    <style:style style:name="T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8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/>
    </style:style>
    <style:style style:name="P9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/>
    </style:style>
    <style:style style:name="P10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/>
    </style:style>
    <style:style style:name="P11" style:parent-style-name="Обычный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/>
    </style:style>
  </office:automatic-styles>
  <office:body>
    <office:text text:use-soft-page-breaks="true">
      <text:p text:style-name="P1">Органический синтез — раздел органической химии и технологии, изучающий различные аспекты (способы, методики, идентификация, аппаратура и др.) получения органических соединений, материалов и изделий, а также сам процесс получения веществ.<text:s/></text:p>
      <text:p text:style-name="P2">Цель органического синтеза — получение веществ с ценными физическими, химическими и биологическими свойствами или проверка предсказаний теории. Современный органический синтез многогранен и позволяет получать практически любые органические молекулы.<text:s/></text:p>
      <text:p text:style-name="P3">В качестве самостоятельной дисциплины начал оформляться после знаменитого синтеза карбамида (мочевины) из типичного неорганического вещества (цианата аммония), осуществленного немецким химиком Фридрихом Вёлером<text:s/>в 1828 г. Этот синтез положил конец спору с ученымивиталистами, полагавшими, что органические вещества могут продуцироваться только за счет жизненной силы биологических организмов.<text:s/></text:p>
      <text:p text:style-name="P4"><text:span text:style-name="T5">Стремительный рост числа синтезов привел к оформлению отдельных его самостоятельных направлений, характеризующихся специфическими признаками: сырьевой базой (нефтесинтез), приемами (кислотный катализ), физическим воздействием (плазмосинтез), природой продуктов (металлоорганический синтез), назначением продуктов (синтез биологически активных веществ), сложностью (тонкий органический синтез) или, наоборот, простотой ("клик"-синтез), фазовым состоянием среды (газо-, жидко- и твердофазный синтезы), температу</text:span><text:span text:style-name="T6">рой (криосинтез, термолиз) и т.</text:span><text:s/><text:span text:style-name="T7">д.</text:span></text:p>
      <text:p text:style-name="P8">Реализация органического синтеза включает следующие научные, организационные и технологические этапы: задание структуры целевой молекулы, рассмотрение возможных схем синтеза, подбор продуктов, аппаратуры, проведение химических реакций, выделение промежуточных и<text:s/><text:soft-page-break/>целевых продуктов, их анализ и очистку, модифицирование, принятие мер безопасности, экологический контроль, экономический анализ и др.<text:s/></text:p>
      <text:p text:style-name="P9">Окончательный выбор метода синтеза происходит после всестороннего комплексного анализа этих этапов и их оптимизации.<text:s/></text:p>
      <text:p text:style-name="P10">Для современного размещения химических производств, работающих на базе углеводородного сырья, характерно соединение всех основных стадий производственного цикла в непосредственной территориальной близости либо даже в рамках одного предприятия. По сути, предприятия, выпускающие продукцию химии органического синтеза, часто являются нефтехимическими (или даже газонефтехимическими) комбинатами, где объединены добыча сырья, нефте- или газопереработка, производство полупродуктов, выпуск конечной продукции.<text:s/></text:p>
      <text:p text:style-name="P11">Наилучшие условия для размещения нефтегазохимических комбинатов в регионах, где ведется добыча нефти и газа, обеспеченных дешевой электроэнергией (желательно производимой гидравлическими электростанциями), имеющих крупные и надежные источники водоснабжения. При этом также должны учитываться обеспеченность транспортом и наличие потребителя.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черепах</meta:initial-creator>
    <dc:creator>черепах</dc:creator>
    <meta:creation-date>2023-09-27T20:21:00Z</meta:creation-date>
    <dc:date>2023-09-27T20:22:00Z</dc:date>
    <meta:template xlink:href="Normal.dotm" xlink:type="simple"/>
    <meta:editing-cycles>2</meta:editing-cycles>
    <meta:editing-duration>PT60S</meta:editing-duration>
    <meta:document-statistic meta:page-count="2" meta:paragraph-count="5" meta:word-count="417" meta:character-count="2789" meta:row-count="19" meta:non-whitespace-character-count="2377"/>
  </office:meta>
</office:document-meta>
</file>